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200" officeooo:paragraph-rsid="00086200"/>
    </style:style>
    <style:style style:name="P2" style:family="paragraph" style:parent-style-name="Standard">
      <style:text-properties officeooo:rsid="00086200" officeooo:paragraph-rsid="0009ceee"/>
    </style:style>
    <style:style style:name="P3" style:family="paragraph" style:parent-style-name="Standard">
      <style:text-properties officeooo:paragraph-rsid="00086200"/>
    </style:style>
    <style:style style:name="P4" style:family="paragraph" style:parent-style-name="Standard" style:list-style-name="L1">
      <style:text-properties officeooo:paragraph-rsid="00086200"/>
    </style:style>
    <style:style style:name="P5" style:family="paragraph" style:parent-style-name="Standard" style:list-style-name="L1">
      <style:text-properties officeooo:paragraph-rsid="001a5845"/>
    </style:style>
    <style:style style:name="P6" style:family="paragraph" style:parent-style-name="Standard" style:list-style-name="L1">
      <style:text-properties officeooo:rsid="00086200" officeooo:paragraph-rsid="00086200"/>
    </style:style>
    <style:style style:name="P7" style:family="paragraph" style:parent-style-name="Standard" style:list-style-name="L1">
      <style:text-properties officeooo:rsid="00086200" officeooo:paragraph-rsid="0009ceee"/>
    </style:style>
    <style:style style:name="P8" style:family="paragraph" style:parent-style-name="Standard" style:list-style-name="L1">
      <style:text-properties officeooo:rsid="00086200" officeooo:paragraph-rsid="000ad535"/>
    </style:style>
    <style:style style:name="P9" style:family="paragraph" style:parent-style-name="Standard">
      <style:text-properties officeooo:rsid="00086200" officeooo:paragraph-rsid="00086200"/>
    </style:style>
    <style:style style:name="P10" style:family="paragraph" style:parent-style-name="Standard">
      <style:text-properties officeooo:rsid="00086200" officeooo:paragraph-rsid="001ee4f1"/>
    </style:style>
    <style:style style:name="P11" style:family="paragraph" style:parent-style-name="Standard" style:list-style-name="L1">
      <style:text-properties officeooo:rsid="001a5845" officeooo:paragraph-rsid="001a5845"/>
    </style:style>
    <style:style style:name="P12" style:family="paragraph" style:parent-style-name="Standard" style:list-style-name="L1">
      <style:text-properties officeooo:rsid="001a5cbb" officeooo:paragraph-rsid="001a5cbb"/>
    </style:style>
    <style:style style:name="P13" style:family="paragraph" style:parent-style-name="Standard" style:list-style-name="L1">
      <style:text-properties officeooo:rsid="001b545f" officeooo:paragraph-rsid="001b545f"/>
    </style:style>
    <style:style style:name="P14" style:family="paragraph" style:parent-style-name="Standard" style:list-style-name="L1">
      <style:text-properties officeooo:rsid="001bf5ba" officeooo:paragraph-rsid="001bf5ba"/>
    </style:style>
    <style:style style:name="P15" style:family="paragraph" style:parent-style-name="Standard" style:list-style-name="L1">
      <style:text-properties officeooo:rsid="001bf5ba" officeooo:paragraph-rsid="001c5caf"/>
    </style:style>
    <style:style style:name="P16" style:family="paragraph" style:parent-style-name="Standard" style:list-style-name="L1">
      <style:text-properties officeooo:rsid="001c5caf" officeooo:paragraph-rsid="001c5caf"/>
    </style:style>
    <style:style style:name="P17" style:family="paragraph" style:parent-style-name="Standard" style:list-style-name="L1">
      <style:text-properties officeooo:rsid="001dddab" officeooo:paragraph-rsid="001dddab"/>
    </style:style>
    <style:style style:name="T1" style:family="text">
      <style:text-properties officeooo:rsid="00086200"/>
    </style:style>
    <style:style style:name="T2" style:family="text">
      <style:text-properties officeooo:rsid="0018c430"/>
    </style:style>
    <style:style style:name="T3" style:family="text">
      <style:text-properties officeooo:rsid="001a5845"/>
    </style:style>
    <style:style style:name="T4" style:family="text">
      <style:text-properties officeooo:rsid="001c5caf"/>
    </style:style>
    <style:style style:name="T5" style:family="text">
      <style:text-properties officeooo:rsid="001ee4f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4751561" text:style-name="L1">
        <text:list-item>
          <text:p text:style-name="P6">Introdução</text:p>
          <text:list>
            <text:list-item>
              <text:p text:style-name="P6">Objetivo Geral</text:p>
              <text:list>
                <text:list-item>
                  <text:p text:style-name="P4">delinear o objetivo da SRS</text:p>
                </text:list-item>
                <text:list-item>
                  <text:p text:style-name="P4">especificar o público alvo da SRS</text:p>
                  <text:p text:style-name="P11">TEXTO</text:p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4">Objetivo Específico (escopo)</text:p>
              <text:list>
                <text:list-item>
                  <text:p text:style-name="P4">identificar o produto do software a ser produzido pelo nome (por exemplo: Geração de Relatório, etc...)</text:p>
                </text:list-item>
                <text:list-item>
                  <text:p text:style-name="P4">explicar o que o produto de software fará e se necessário o que não fará</text:p>
                </text:list-item>
                <text:list-item>
                  <text:p text:style-name="P4">descrever a aplicação do software a ser especificado, incluindo benefícios relevantes, objetivos e metas.</text:p>
                </text:list-item>
                <text:list-item>
                  <text:p text:style-name="P4">Ser consistente com sentenças idênticas nas especificações de alto nível (por exemplo, a especificação de requisitos de sistema), se elas existirem.</text:p>
                  <text:p text:style-name="P12">TÓPICOS</text:p>
                </text:list-item>
              </text:list>
            </text:list-item>
          </text:list>
        </text:list-item>
      </text:list>
      <text:p text:style-name="P3"/>
      <text:list xml:id="list223417643931952" text:continue-numbering="true" text:style-name="L1">
        <text:list-item>
          <text:list>
            <text:list-item>
              <text:p text:style-name="P4">Definições, siglas e abreviações</text:p>
              <text:list>
                <text:list-header>
                  <text:p text:style-name="P4">Esta subseção deve fornecer as definições de todos os termos, siglas e abreviações necessárias para interpretar apropriadamente a SRS. Esta informação deve ser fornecida por referência para uma ou mais apêndices na SRS ou por referência para outros documentos.</text:p>
                  <text:p text:style-name="P11">TABELA</text:p>
                  <text:p text:style-name="P4"/>
                </text:list-header>
              </text:list>
            </text:list-item>
            <text:list-item>
              <text:p text:style-name="P4">Referências</text:p>
              <text:list>
                <text:list-header>
                  <text:p text:style-name="P4">Esta subseção deve:</text:p>
                </text:list-header>
                <text:list-item>
                  <text:p text:style-name="P4">fornecer uma lista completa de todos os documentos referenciados na SRS</text:p>
                </text:list-item>
                <text:list-item>
                  <text:p text:style-name="P4">identificar cada documento por título, no do relatório (se aplicável), data e gráfica.</text:p>
                </text:list-item>
                <text:list-item>
                  <text:p text:style-name="P4">Especificar as origens das referências</text:p>
                  <text:p text:style-name="P4">Esta informação pode ser fornecida de preferência por um apêndice ou por outro documento.</text:p>
                  <text:p text:style-name="P11">TÓPICOS</text:p>
                  <text:p text:style-name="P11"/>
                </text:list-item>
              </text:list>
            </text:list-item>
            <text:list-item>
              <text:p text:style-name="P4">Visão Geral</text:p>
              <text:list>
                <text:list-header>
                  <text:p text:style-name="P4">Esta subseção deve:</text:p>
                </text:list-header>
                <text:list-item>
                  <text:p text:style-name="P4">descrever o que a base da SRS contém</text:p>
                </text:list-item>
                <text:list-item>
                  <text:p text:style-name="P4">explicar como a SRS está organizada</text:p>
                  <text:p text:style-name="P5"><text:span text:style-name="T3">TEXTO</text:span></text:p>
                </text:list-item>
              </text:list>
            </text:list-item>
          </text:list>
          <text:p text:style-name="P6"/>
        </text:list-item>
        <text:list-item>
          <text:p text:style-name="P6">Descrição Global</text:p>
          <text:list>
            <text:list-item>
              <text:p text:style-name="P4"><text:span text:style-name="T1">Aspecto Geral do Produto</text:span></text:p>
              <text:list>
                <text:list-item>
                  <text:p text:style-name="P6">interfaces do sistema</text:p>
                  <text:p text:style-name="P6">Deve listar cada interface do sistema e identificar a funcionalidade do software para aperfeiçoar os requisitos do sistema e a descrição da interface <text:span text:style-name="T2">q</text:span>ue se une ao sistema.</text:p>
                  <text:p text:style-name="P13">TÓPICOS com sistemas auxiliares</text:p>
                  <text:p text:style-name="P6"/>
                </text:list-item>
                <text:list-item>
                  <text:p text:style-name="P6">interfaces do usuário</text:p>
                  <text:p text:style-name="P6">Deve especificar o seguinte:</text:p>
                  <text:list>
                    <text:list-item>
                      <text:p text:style-name="P6"><text:s/>As características lógicas de cada interface entre o produto de software e seus usuários. Isto inclui as características de configuração (isto é, formato de telas, layouts de página ou janela, conteúdo de relatórios ou menus, ou <text:soft-page-break/>disponibilidade de chaves de função programada) necessárias para completar os requisitos de software.</text:p>
                      <text:p text:style-name="P13"/>
                      <text:p text:style-name="P6">Todos os aspectos de otimizar a interface com a pessoa que deve<text:tab/>usar o sistema. Isto pode simplesmente abranger uma lista de faça e não faça, quando o sistema aparecer para o usuário. Um exemplo pode ser um requisito para a opção de pequenas e grandes mensagens de erros. Como todos os outros, estes requisitos devem ser verificáveis, por ex., “um digitador grua 4 pode fazer a função X em Z minutos depois de uma hora de treinamento”, ao invés de “um digitador pode fazer a função X.” (Isto deve também ser especificado nos atributos do sistema sob a seção chamada “Fácil de usar”.)</text:p>
                      <text:p text:style-name="P13">TÓPICOS com descritivos de tela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list xml:id="list223416555275277" text:continue-numbering="true" text:style-name="L1">
        <text:list-item>
          <text:list>
            <text:list-item>
              <text:list>
                <text:list-item>
                  <text:p text:style-name="P6">interfaces do hardware</text:p>
                  <text:p text:style-name="P14">TÓPICOS</text:p>
                </text:list-item>
                <text:list-item>
                  <text:p text:style-name="P6">interfaces do software</text:p>
                  <text:p text:style-name="P14">TÓPICOS</text:p>
                </text:list-item>
                <text:list-item>
                  <text:p text:style-name="P6">interfaces de comunicação</text:p>
                  <text:p text:style-name="P14">TÓPICOS</text:p>
                </text:list-item>
                <text:list-item>
                  <text:p text:style-name="P6">limites de memória</text:p>
                  <text:p text:style-name="P14">TÓPICOS</text:p>
                </text:list-item>
                <text:list-item>
                  <text:p text:style-name="P6">operações</text:p>
                  <text:p text:style-name="P14">TÓPICOS</text:p>
                </text:list-item>
                <text:list-item>
                  <text:p text:style-name="P6">requisitos de adaptação do local</text:p>
                  <text:p text:style-name="P14">TÓPICOS</text:p>
                </text:list-item>
              </text:list>
              <text:p text:style-name="P6"/>
            </text:list-item>
            <text:list-item>
              <text:p text:style-name="P6">Funções do Produto</text:p>
              <text:list>
                <text:list-header>
                  <text:p text:style-name="P15">TÓPICOS <text:span text:style-name="T4">detalhamento do escopo</text:span></text:p>
                </text:list-header>
              </text:list>
            </text:list-item>
            <text:list-item>
              <text:p text:style-name="P6">Características do usuário</text:p>
              <text:list>
                <text:list-header>
                  <text:p text:style-name="P16">TÓPICOS Objeto usuario no sistema</text:p>
                </text:list-header>
              </text:list>
            </text:list-item>
            <text:list-item>
              <text:p text:style-name="P6">Limites</text:p>
              <text:list>
                <text:list-header>
                  <text:p text:style-name="P17">TÓPICOS Restrições de funcionalidades</text:p>
                </text:list-header>
              </text:list>
              <text:p text:style-name="P6"/>
            </text:list-item>
            <text:list-item>
              <text:p text:style-name="P7">Suposições e Dependências</text:p>
              <text:list>
                <text:list-header>
                  <text:p text:style-name="P17">TÓPICOS</text:p>
                  <text:p text:style-name="P7"/>
                </text:list-header>
              </text:list>
            </text:list-item>
          </text:list>
        </text:list-item>
      </text:list>
      <text:p text:style-name="P2"/>
      <text:list xml:id="list223417347398468" text:continue-numbering="true" text:style-name="L1">
        <text:list-item>
          <text:p text:style-name="P8">Requisitos Específicos </text:p>
          <text:p text:style-name="P8">(Veja 5.3.1 – 5.3.8 para explicações de</text:p>
        </text:list-item>
      </text:list>
      <text:p text:style-name="P1"><text:tab/>possíveis requisitos específicos. Veja também anexo A para</text:p>
      <text:p text:style-name="P1"><text:tab/>diferentes organizações desta seção de SRS)</text:p>
      <text:p text:style-name="P1"/>
      <text:p text:style-name="P1">Apêndices</text:p>
      <text:p text:style-name="P10"><text:tab/><text:span text:style-name="T5">TEXTO expicativo Definições, siglas e abreviações <text:s/>de termos técnicos</text:span></text:p>
      <text:p text:style-name="P10"/>
      <text:p text:style-name="P1">Índic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1:26:47.971643047</meta:creation-date>
    <meta:generator>LibreOffice/6.3.4.2$Linux_X86_64 LibreOffice_project/30$Build-2</meta:generator>
    <dc:date>2020-01-29T22:34:08.687367181</dc:date>
    <meta:editing-duration>PT56M34S</meta:editing-duration>
    <meta:editing-cycles>24</meta:editing-cycles>
    <meta:document-statistic meta:table-count="0" meta:image-count="0" meta:object-count="0" meta:page-count="2" meta:paragraph-count="63" meta:word-count="517" meta:character-count="3339" meta:non-whitespace-character-count="2845"/>
  </office:meta>
</office:document-meta>
</file>